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3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style:font-name="Tahoma3"/>
    </style:style>
    <style:style style:name="T9" style:family="text">
      <style:text-properties style:font-name="Segoe UI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402];2;0)" office:value-type="float" office:value="0">
            <text:p>#N/A</text:p>
          </table:table-cell>
          <table:table-cell table:formula="of:=VLOOKUP([.A2];[$Dico.A$1:.D$9402];3;0)" office:value-type="float" office:value="0">
            <text:p>#N/A</text:p>
          </table:table-cell>
          <table:table-cell table:formula="of:=VLOOKUP([.A2];$menu.$#ref!$#REF!:#REF!#REF!;2;0))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402];2;0)" office:value-type="float" office:value="0">
            <text:p>#N/A</text:p>
          </table:table-cell>
          <table:table-cell table:formula="of:=VLOOKUP([.A3];[$Dico.A$1:.D$9402];3;0)" office:value-type="float" office:value="0">
            <text:p>#N/A</text:p>
          </table:table-cell>
          <table:table-cell table:formula="of:=VLOOKUP([.A3];$menu.$#ref!$#REF!:#REF!#REF!;2;0))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402];2;0)" office:value-type="float" office:value="0">
            <text:p>#N/A</text:p>
          </table:table-cell>
          <table:table-cell table:formula="of:=VLOOKUP([.A4];[$Dico.A$1:.D$9402];3;0)" office:value-type="float" office:value="0">
            <text:p>#N/A</text:p>
          </table:table-cell>
          <table:table-cell table:formula="of:=VLOOKUP([.A4];$menu.$#ref!$#REF!:#REF!#REF!;2;0))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402];2;0)" office:value-type="float" office:value="0">
            <text:p>#N/A</text:p>
          </table:table-cell>
          <table:table-cell table:formula="of:=VLOOKUP([.A5];[$Dico.A$1:.D$9402];3;0)" office:value-type="float" office:value="0">
            <text:p>#N/A</text:p>
          </table:table-cell>
          <table:table-cell table:formula="of:=VLOOKUP([.A5];$menu.$#ref!$#REF!:#REF!#REF!;2;0))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402];2;0)" office:value-type="float" office:value="0">
            <text:p>#N/A</text:p>
          </table:table-cell>
          <table:table-cell table:formula="of:=VLOOKUP([.A6];[$Dico.A$1:.D$9402];3;0)" office:value-type="float" office:value="0">
            <text:p>#N/A</text:p>
          </table:table-cell>
          <table:table-cell table:formula="of:=VLOOKUP([.A6];$menu.$#ref!$#REF!:#REF!#REF!;2;0))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402];2;0)" office:value-type="float" office:value="0">
            <text:p>#N/A</text:p>
          </table:table-cell>
          <table:table-cell table:formula="of:=VLOOKUP([.A7];[$Dico.A$1:.D$9402];3;0)" office:value-type="float" office:value="0">
            <text:p>#N/A</text:p>
          </table:table-cell>
          <table:table-cell table:formula="of:=VLOOKUP([.A7];$menu.$#ref!$#REF!:#REF!#REF!;2;0))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402];2;0)" office:value-type="float" office:value="0">
            <text:p>#N/A</text:p>
          </table:table-cell>
          <table:table-cell table:formula="of:=VLOOKUP([.A8];[$Dico.A$1:.D$9402];3;0)" office:value-type="float" office:value="0">
            <text:p>#N/A</text:p>
          </table:table-cell>
          <table:table-cell table:formula="of:=VLOOKUP([.A8];$menu.$#ref!$#REF!:#REF!#REF!;2;0))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402];2;0)" office:value-type="float" office:value="0">
            <text:p>#N/A</text:p>
          </table:table-cell>
          <table:table-cell table:formula="of:=VLOOKUP([.A9];[$Dico.A$1:.D$9402];3;0)" office:value-type="float" office:value="0">
            <text:p>#N/A</text:p>
          </table:table-cell>
          <table:table-cell table:formula="of:=VLOOKUP([.A9];$menu.$#ref!$#REF!:#REF!#REF!;2;0))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402];2;0)" office:value-type="float" office:value="0">
            <text:p>#N/A</text:p>
          </table:table-cell>
          <table:table-cell table:formula="of:=VLOOKUP([.A10];[$Dico.A$1:.D$9402];3;0)" office:value-type="float" office:value="0">
            <text:p>#N/A</text:p>
          </table:table-cell>
          <table:table-cell table:formula="of:=VLOOKUP([.A10];$menu.$#ref!$#REF!:#REF!#REF!;2;0))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402];2;0)" office:value-type="float" office:value="0">
            <text:p>#N/A</text:p>
          </table:table-cell>
          <table:table-cell table:formula="of:=VLOOKUP([.A11];[$Dico.A$1:.D$9402];3;0)" office:value-type="float" office:value="0">
            <text:p>#N/A</text:p>
          </table:table-cell>
          <table:table-cell table:formula="of:=VLOOKUP([.A11];$menu.$#ref!$#REF!:#REF!#REF!;2;0))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402];2;0)" office:value-type="float" office:value="0">
            <text:p>#N/A</text:p>
          </table:table-cell>
          <table:table-cell table:formula="of:=VLOOKUP([.A12];[$Dico.A$1:.D$9402];3;0)" office:value-type="float" office:value="0">
            <text:p>#N/A</text:p>
          </table:table-cell>
          <table:table-cell table:formula="of:=VLOOKUP([.A12];$menu.$#ref!$#REF!:#REF!#REF!;2;0))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402];2;0)" office:value-type="float" office:value="0">
            <text:p>#N/A</text:p>
          </table:table-cell>
          <table:table-cell table:formula="of:=VLOOKUP([.A13];[$Dico.A$1:.D$9402];3;0)" office:value-type="float" office:value="0">
            <text:p>#N/A</text:p>
          </table:table-cell>
          <table:table-cell table:formula="of:=VLOOKUP([.A13];$menu.$#ref!$#REF!:#REF!#REF!;2;0))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402];2;0)" office:value-type="float" office:value="0">
            <text:p>#N/A</text:p>
          </table:table-cell>
          <table:table-cell table:formula="of:=VLOOKUP([.A14];[$Dico.A$1:.D$9402];3;0)" office:value-type="float" office:value="0">
            <text:p>#N/A</text:p>
          </table:table-cell>
          <table:table-cell table:formula="of:=VLOOKUP([.A14];$menu.$#ref!$#REF!:#REF!#REF!;2;0))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402];2;0)" office:value-type="float" office:value="0">
            <text:p>#N/A</text:p>
          </table:table-cell>
          <table:table-cell table:formula="of:=VLOOKUP([.A15];[$Dico.A$1:.D$9402];3;0)" office:value-type="float" office:value="0">
            <text:p>#N/A</text:p>
          </table:table-cell>
          <table:table-cell table:formula="of:=VLOOKUP([.A15];$menu.$#ref!$#REF!:#REF!#REF!;2;0))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402];2;0)" office:value-type="float" office:value="0">
            <text:p>#N/A</text:p>
          </table:table-cell>
          <table:table-cell table:formula="of:=VLOOKUP([.A16];[$Dico.A$1:.D$9402];3;0)" office:value-type="float" office:value="0">
            <text:p>#N/A</text:p>
          </table:table-cell>
          <table:table-cell table:formula="of:=VLOOKUP([.A16];$menu.$#ref!$#REF!:#REF!#REF!;2;0))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402];2;0)" office:value-type="float" office:value="0">
            <text:p>#N/A</text:p>
          </table:table-cell>
          <table:table-cell table:formula="of:=VLOOKUP([.A17];[$Dico.A$1:.D$9402];3;0)" office:value-type="float" office:value="0">
            <text:p>#N/A</text:p>
          </table:table-cell>
          <table:table-cell table:formula="of:=VLOOKUP([.A17];$menu.$#ref!$#REF!:#REF!#REF!;2;0))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402];2;0)" office:value-type="float" office:value="0">
            <text:p>#N/A</text:p>
          </table:table-cell>
          <table:table-cell table:formula="of:=VLOOKUP([.A18];[$Dico.A$1:.D$9402];3;0)" office:value-type="float" office:value="0">
            <text:p>#N/A</text:p>
          </table:table-cell>
          <table:table-cell table:formula="of:=VLOOKUP([.A18];$menu.$#ref!$#REF!:#REF!#REF!;2;0))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402];2;0)" office:value-type="float" office:value="0">
            <text:p>#N/A</text:p>
          </table:table-cell>
          <table:table-cell table:formula="of:=VLOOKUP([.A19];[$Dico.A$1:.D$9402];3;0)" office:value-type="float" office:value="0">
            <text:p>#N/A</text:p>
          </table:table-cell>
          <table:table-cell table:formula="of:=VLOOKUP([.A19];$menu.$#ref!$#REF!:#REF!#REF!;2;0))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402];2;0)" office:value-type="float" office:value="0">
            <text:p>#N/A</text:p>
          </table:table-cell>
          <table:table-cell table:formula="of:=VLOOKUP([.A20];[$Dico.A$1:.D$9402];3;0)" office:value-type="float" office:value="0">
            <text:p>#N/A</text:p>
          </table:table-cell>
          <table:table-cell table:formula="of:=VLOOKUP([.A20];$menu.$#ref!$#REF!:#REF!#REF!;2;0))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402];2;0)" office:value-type="float" office:value="0">
            <text:p>#N/A</text:p>
          </table:table-cell>
          <table:table-cell table:formula="of:=VLOOKUP([.A21];[$Dico.A$1:.D$9402];3;0)" office:value-type="float" office:value="0">
            <text:p>#N/A</text:p>
          </table:table-cell>
          <table:table-cell table:formula="of:=VLOOKUP([.A21];$menu.$#ref!$#REF!:#REF!#REF!;2;0))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8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1" office:value-type="string">
            <text:p>Chinese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7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8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8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8">éjà</text:span>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8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8">é</text:span>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8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Quick start guide</text:p>
          </table:table-cell>
          <table:table-cell office:value-type="string">
            <text:p>Guide de d<text:span text:style-name="T8">émarrage rapide</text:span>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Quick start guide&quot; xml:space=&quot;preserve&quot;&gt; &lt;value&gt;Quick start guide&lt;/value&gt; &lt;/data&gt;">
            <text:p><text:s text:c="2"/>&lt;data name="Quick start guide" xml:space="preserve"&gt; &lt;value&gt;Quick start guide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Quick start guide&quot; xml:space=&quot;preserve&quot;&gt; &lt;value&gt;Guide de démarrage rapide&lt;/value&gt; &lt;/data&gt;">
            <text:p><text:s text:c="2"/>&lt;data name="Quick start guide" xml:space="preserve"&gt; &lt;value&gt;Guide de démarrage rapide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Quick start guide&quot; xml:space=&quot;preserve&quot;&gt; &lt;value&gt;xxx&lt;/value&gt; &lt;/data&gt;">
            <text:p><text:s text:c="2"/>&lt;data name="Quick start guid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8">ées</text:span>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Your account</text:p>
          </table:table-cell>
          <table:table-cell office:value-type="string">
            <text:p>Votre compte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Your account&quot; xml:space=&quot;preserve&quot;&gt; &lt;value&gt;Your account&lt;/value&gt; &lt;/data&gt;">
            <text:p><text:s text:c="2"/>&lt;data name="Your account" xml:space="preserve"&gt; &lt;value&gt;Your account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Your account&quot; xml:space=&quot;preserve&quot;&gt; &lt;value&gt;Votre compte&lt;/value&gt; &lt;/data&gt;">
            <text:p><text:s text:c="2"/>&lt;data name="Your account" xml:space="preserve"&gt; &lt;value&gt;Votre compte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Your account&quot; xml:space=&quot;preserve&quot;&gt; &lt;value&gt;xxx&lt;/value&gt; &lt;/data&gt;">
            <text:p><text:s text:c="2"/>&lt;data name="Your accoun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30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8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8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.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Mail contact map title&quot; xml:space=&quot;preserve&quot;&gt; &lt;value&gt;This map is just a picture. Click the map to view it as a Goole map in Commute.&lt;/value&gt; &lt;/data&gt;">
            <text:p><text:s text:c="2"/>&lt;data name="Mail contact map title" xml:space="preserve"&gt; &lt;value&gt;This map is just a picture. Click the map to view it as a Goole map in Commute.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welcome</text:p>
          </table:table-cell>
          <table:table-cell table:style-name="ce24" office:value-type="string">
            <text:p>Welcome to Commute !</text:p>
          </table:table-cell>
          <table:table-cell office:value-type="string">
            <text:p>Bienvene à Commute !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Mail welcome welcome&quot; xml:space=&quot;preserve&quot;&gt; &lt;value&gt;Welcome to Commute !&lt;/value&gt; &lt;/data&gt;">
            <text:p><text:s text:c="2"/>&lt;data name="Mail welcome welcome" xml:space="preserve"&gt; &lt;value&gt;Welcome to Commute !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Mail welcome welcome&quot; xml:space=&quot;preserve&quot;&gt; &lt;value&gt;Bienvene à Commute !&lt;/value&gt; &lt;/data&gt;">
            <text:p><text:s text:c="2"/>&lt;data name="Mail welcome welcome" xml:space="preserve"&gt; &lt;value&gt;Bienvene à Commute !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Mail welcome welcome&quot; xml:space=&quot;preserve&quot;&gt; &lt;value&gt;xxx&lt;/value&gt; &lt;/data&gt;">
            <text:p><text:s text:c="2"/>&lt;data name="Mail welcome welco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created</text:p>
          </table:table-cell>
          <table:table-cell table:style-name="ce24" office:value-type="string">
            <text:p><text:span text:style-name="T6">has been sucessfuly created. &amp;lt;p&amp;gt;</text:span><text:span text:style-name="T7">You can now register routes and find commuters with similar routes as yours.</text:span><text:span text:style-name="T6">&amp;lt;/p&amp;gt;</text:span></text:p>
          </table:table-cell>
          <table:table-cell office:value-type="string">
            <text:p>a bien été créé. &amp;lt;p&amp;gt;Vous pouvez maintenant cr<text:span text:style-name="T9">éer des trajets et rechercher des personnes avec des trajets similaires au votre</text:span>.&amp;lt;/p&amp;gt;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Mail welcome created&quot; xml:space=&quot;preserve&quot;&gt; &lt;value&gt;has been sucessfuly created. &amp;lt;p&amp;gt;You can now register routes and find commuters with similar routes as yours.&amp;lt;/p&amp;gt;&lt;/value&gt; &lt;/data&gt;">
            <text:p><text:s text:c="2"/>&lt;data name="Mail welcome created" xml:space="preserve"&gt; &lt;value&gt;has been sucessfuly created. &amp;lt;p&amp;gt;You can now register routes and find commuters with similar routes as yours.&amp;lt;/p&amp;gt;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Mail welcome created&quot; xml:space=&quot;preserve&quot;&gt; &lt;value&gt;a bien été créé. &amp;lt;p&amp;gt;Vous pouvez maintenant créer des trajets et rechercher des personnes avec des trajets similaires au votre.&amp;lt;/p&amp;gt;&lt;/value&gt; &lt;/data&gt;">
            <text:p><text:s text:c="2"/>&lt;data name="Mail welcome created" xml:space="preserve"&gt; &lt;value&gt;a bien été créé. &amp;lt;p&amp;gt;Vous pouvez maintenant créer des trajets et rechercher des personnes avec des trajets similaires au votre.&amp;lt;/p&amp;gt;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Mail welcome created&quot; xml:space=&quot;preserve&quot;&gt; &lt;value&gt;xxx&lt;/value&gt; &lt;/data&gt;">
            <text:p><text:s text:c="2"/>&lt;data name="Mail welcome create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tart</text:p>
          </table:table-cell>
          <table:table-cell table:style-name="ce25" office:value-type="string">
            <text:p>To get started, read the</text:p>
          </table:table-cell>
          <table:table-cell office:value-type="string">
            <text:p>Pour bien d<text:span text:style-name="T8">émarrer, lisez notre</text:span>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Mail welcome start&quot; xml:space=&quot;preserve&quot;&gt; &lt;value&gt;To get started, read the&lt;/value&gt; &lt;/data&gt;">
            <text:p><text:s text:c="2"/>&lt;data name="Mail welcome start" xml:space="preserve"&gt; &lt;value&gt;To get started, read the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Mail welcome start&quot; xml:space=&quot;preserve&quot;&gt; &lt;value&gt;Pour bien démarrer, lisez notre&lt;/value&gt; &lt;/data&gt;">
            <text:p><text:s text:c="2"/>&lt;data name="Mail welcome start" xml:space="preserve"&gt; &lt;value&gt;Pour bien démarrer, lisez notre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Mail welcome start&quot; xml:space=&quot;preserve&quot;&gt; &lt;value&gt;xxx&lt;/value&gt; &lt;/data&gt;">
            <text:p><text:s text:c="2"/>&lt;data name="Mail welcome star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forum</text:p>
          </table:table-cell>
          <table:table-cell table:style-name="ce24" office:value-type="string">
            <text:p>To register issues, ask for help, request features use the</text:p>
          </table:table-cell>
          <table:table-cell office:value-type="string">
            <text:p>Pour reporter des probl<text:span text:style-name="T8">èmes, demander de l'aide, suggérer de nouvelles fonctionnalités utilisez le</text:span>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Mail welcome forum&quot; xml:space=&quot;preserve&quot;&gt; &lt;value&gt;To register issues, ask for help, request features use the&lt;/value&gt; &lt;/data&gt;">
            <text:p><text:s text:c="2"/>&lt;data name="Mail welcome forum" xml:space="preserve"&gt; &lt;value&gt;To register issues, ask for help, request features use the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Mail welcome forum&quot; xml:space=&quot;preserve&quot;&gt; &lt;value&gt;Pour reporter des problèmes, demander de l'aide, suggérer de nouvelles fonctionnalités utilisez le&lt;/value&gt; &lt;/data&gt;">
            <text:p><text:s text:c="2"/>&lt;data name="Mail welcome forum" xml:space="preserve"&gt; &lt;value&gt;Pour reporter des problèmes, demander de l'aide, suggérer de nouvelles fonctionnalités utilisez le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Mail welcome forum&quot; xml:space=&quot;preserve&quot;&gt; &lt;value&gt;xxx&lt;/value&gt; &lt;/data&gt;">
            <text:p><text:s text:c="2"/>&lt;data name="Mail welcome forum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afe commute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un agr<text:span text:style-name="T8">éable et plaisant trajet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Mail welcome safe commute&quot; xml:space=&quot;preserve&quot;&gt; &lt;value&gt;Wish you a safe and fun commute, the Commute Team.&lt;/value&gt; &lt;/data&gt;">
            <text:p><text:s text:c="2"/>&lt;data name="Mail welcome safe commute" xml:space="preserve"&gt; &lt;value&gt;Wish you a safe and fun commute, the Commute Team.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Mail welcome safe commute&quot; xml:space=&quot;preserve&quot;&gt; &lt;value&gt;Nous vous souhaitons un agréable et plaisant trajet, l'équipe de Commute.&lt;/value&gt; &lt;/data&gt;">
            <text:p><text:s text:c="2"/>&lt;data name="Mail welcome safe commute" xml:space="preserve"&gt; &lt;value&gt;Nous vous souhaitons un agréable et plaisant trajet, l'équipe de Commute.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Mail welcome safe commute&quot; xml:space=&quot;preserve&quot;&gt; &lt;value&gt;xxx&lt;/value&gt; &lt;/data&gt;">
            <text:p><text:s text:c="2"/>&lt;data name="Mail welcome safe comm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You can now update data (upload picture) on your account</text:p>
          </table:table-cell>
          <table:table-cell office:value-type="string">
            <text:p>Compl<text:span text:style-name="T8">étez vos données personnelles (téléchargez votre photo)</text:span>You can now update data (upload picture) on your account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Welcome account&quot; xml:space=&quot;preserve&quot;&gt; &lt;value&gt;You can now update data (upload picture) on your account&lt;/value&gt; &lt;/data&gt;">
            <text:p><text:s text:c="2"/>&lt;data name="Welcome account" xml:space="preserve"&gt; &lt;value&gt;You can now update data (upload picture) on your account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Welcome account&quot; xml:space=&quot;preserve&quot;&gt; &lt;value&gt;Complétez vos données personnelles (téléchargez votre photo)You can now update data (upload picture) on your account&lt;/value&gt; &lt;/data&gt;">
            <text:p><text:s text:c="2"/>&lt;data name="Welcome account" xml:space="preserve"&gt; &lt;value&gt;Complétez vos données personnelles (téléchargez votre photo)You can now update data (upload picture) on your account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30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8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8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8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8">à</text:span> Commute, le moyen sympa et responsable de faire les trajets r<text:span text:style-name="T8">éguliers</text:span>.</text:p>
            <text:p>&amp;lt;div&amp;gt;- D<text:span text:style-name="T8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8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8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r are ready to define your first commute route</text:p>
          </table:table-cell>
          <table:table-cell office:value-type="string">
            <text:p>Et maintanant vous <text:span text:style-name="T8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Welcome route&quot; xml:space=&quot;preserve&quot;&gt; &lt;value&gt;And then your are ready to define your first commute route&lt;/value&gt; &lt;/data&gt;">
            <text:p><text:s text:c="2"/>&lt;data name="Welcome route" xml:space="preserve"&gt; &lt;value&gt;And then your are ready to define your first commute route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8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80]&amp;&quot;&quot;&quot; xml:space=&quot;&quot;preserve&quot;&quot;&gt; &lt;value&gt;&quot;&amp;[.B80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80]&amp;&quot;&quot;&quot; xml:space=&quot;&quot;preserve&quot;&quot;&gt; &lt;value&gt;&quot;&amp;[.C80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80]&amp;&quot;&quot;&quot; xml:space=&quot;&quot;preserve&quot;&quot;&gt; &lt;value&gt;&quot;&amp;[.D80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8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81]&amp;&quot;&quot;&quot; xml:space=&quot;&quot;preserve&quot;&quot;&gt; &lt;value&gt;&quot;&amp;[.B81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81]&amp;&quot;&quot;&quot; xml:space=&quot;&quot;preserve&quot;&quot;&gt; &lt;value&gt;&quot;&amp;[.C81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81]&amp;&quot;&quot;&quot; xml:space=&quot;&quot;preserve&quot;&quot;&gt; &lt;value&gt;&quot;&amp;[.D81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82]&amp;&quot;&quot;&quot; xml:space=&quot;&quot;preserve&quot;&quot;&gt; &lt;value&gt;&quot;&amp;[.B82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82]&amp;&quot;&quot;&quot; xml:space=&quot;&quot;preserve&quot;&quot;&gt; &lt;value&gt;&quot;&amp;[.C82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82]&amp;&quot;&quot;&quot; xml:space=&quot;&quot;preserve&quot;&quot;&gt; &lt;value&gt;&quot;&amp;[.D82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83]&amp;&quot;&quot;&quot; xml:space=&quot;&quot;preserve&quot;&quot;&gt; &lt;value&gt;&quot;&amp;[.B83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83]&amp;&quot;&quot;&quot; xml:space=&quot;&quot;preserve&quot;&quot;&gt; &lt;value&gt;&quot;&amp;[.C83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83]&amp;&quot;&quot;&quot; xml:space=&quot;&quot;preserve&quot;&quot;&gt; &lt;value&gt;&quot;&amp;[.D83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30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84]&amp;&quot;&quot;&quot; xml:space=&quot;&quot;preserve&quot;&quot;&gt; &lt;value&gt;&quot;&amp;[.B84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84]&amp;&quot;&quot;&quot; xml:space=&quot;&quot;preserve&quot;&quot;&gt; &lt;value&gt;&quot;&amp;[.C84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84]&amp;&quot;&quot;&quot; xml:space=&quot;&quot;preserve&quot;&quot;&gt; &lt;value&gt;&quot;&amp;[.D84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85]&amp;&quot;&quot;&quot; xml:space=&quot;&quot;preserve&quot;&quot;&gt; &lt;value&gt;&quot;&amp;[.B85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85]&amp;&quot;&quot;&quot; xml:space=&quot;&quot;preserve&quot;&quot;&gt; &lt;value&gt;&quot;&amp;[.C85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85]&amp;&quot;&quot;&quot; xml:space=&quot;&quot;preserve&quot;&quot;&gt; &lt;value&gt;&quot;&amp;[.D85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table:number-columns-repeated="2" office:value-type="string">
            <text:p>This is the list of route you have defined. You can update the route. You can search route which are close match to your route. You can create new route.</text:p>
          </table:table-cell>
          <table:table-cell office:value-type="string">
            <text:p>xxx</text:p>
          </table:table-cell>
          <table:table-cell table:formula="of:=&quot;  &lt;data name=&quot;&quot;&quot;&amp;[.$A86]&amp;&quot;&quot;&quot; xml:space=&quot;&quot;preserve&quot;&quot;&gt; &lt;value&gt;&quot;&amp;[.B86]&amp;&quot;&lt;/value&gt; &lt;/data&gt;&quot;" office:value-type="string" office:string-value="  &lt;data name=&quot;Metadesc route list&quot; xml:space=&quot;preserve&quot;&gt; &lt;value&gt;This is the list of route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86]&amp;&quot;&quot;&quot; xml:space=&quot;&quot;preserve&quot;&quot;&gt; &lt;value&gt;&quot;&amp;[.C86]&amp;&quot;&lt;/value&gt; &lt;/data&gt;&quot;" office:value-type="string" office:string-value="  &lt;data name=&quot;Metadesc route list&quot; xml:space=&quot;preserve&quot;&gt; &lt;value&gt;This is the list of route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 you have defined. You can update the route. You can search route which are close match to your route. You can create new route.&lt;/value&gt; &lt;/data&gt;</text:p>
          </table:table-cell>
          <table:table-cell table:style-name="ce22" table:formula="of:=&quot;  &lt;data name=&quot;&quot;&quot;&amp;[.$A86]&amp;&quot;&quot;&quot; xml:space=&quot;&quot;preserve&quot;&quot;&gt; &lt;value&gt;&quot;&amp;[.D86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29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6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3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12/14/2012</text:date>, <text:time>17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4T17:28:01.37</dc:date>
    <meta:editing-duration>P2DT22H29M27S</meta:editing-duration>
    <meta:editing-cycles>70</meta:editing-cycles>
    <meta:generator>OpenOffice.org/3.4.1$Win32 OpenOffice.org_project/341m1$Build-9593</meta:generator>
    <meta:document-statistic meta:table-count="3" meta:cell-count="2384" meta:object-count="0"/>
  </office:meta>
</office:document-meta>
</file>